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1c0" officeooo:paragraph-rsid="001b91c0"/>
    </style:style>
    <style:style style:name="P2" style:family="paragraph" style:parent-style-name="Standard">
      <style:text-properties officeooo:rsid="001b91c0" officeooo:paragraph-rsid="001f378c"/>
    </style:style>
    <style:style style:name="P3" style:family="paragraph" style:parent-style-name="Standard">
      <style:text-properties fo:font-weight="bold" officeooo:rsid="001b91c0" officeooo:paragraph-rsid="001b91c0" style:font-weight-asian="bold" style:font-weight-complex="bold"/>
    </style:style>
    <style:style style:name="P4" style:family="paragraph" style:parent-style-name="Standard">
      <style:text-properties officeooo:rsid="002043c9" officeooo:paragraph-rsid="002043c9"/>
    </style:style>
    <style:style style:name="P5" style:family="paragraph" style:parent-style-name="Standard">
      <style:text-properties officeooo:rsid="0020fd16" officeooo:paragraph-rsid="0020fd16"/>
    </style:style>
    <style:style style:name="T1" style:family="text">
      <style:text-properties officeooo:rsid="001f378c"/>
    </style:style>
    <style:style style:name="T2" style:family="text">
      <style:text-properties officeooo:rsid="002043c9"/>
    </style:style>
    <style:style style:name="T3" style:family="text">
      <style:text-properties officeooo:rsid="0020fd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IES Joan Ramis</text:p>
      <text:p text:style-name="P1"/>
      <text:p text:style-name="P1"/>
      <text:p text:style-name="P1"/>
      <text:p text:style-name="P1">Sr. Leiner Xavier Zapata Ancajima</text:p>
      <text:p text:style-name="P1">Gerent de la fàbrica RELLOTGES SUÏSSOS, SL</text:p>
      <text:p text:style-name="P1">Carrer de Maria Lluïsa Serra, 87, 07703 Maó, Illes Balears</text:p>
      <text:p text:style-name="P1">Polígon industrial centre</text:p>
      <text:p text:style-name="P1">Menorca</text:p>
      <text:p text:style-name="P1"/>
      <text:p text:style-name="P1"/>
      <text:p text:style-name="P1"/>
      <text:p text:style-name="P1"/>
      <text:p text:style-name="P1">Senyor,</text:p>
      <text:p text:style-name="P2"/>
      <text:p text:style-name="P2"><text:span text:style-name="T1">Recentment vam rebre la visita de la vostra representant a Menorca, la</text:span></text:p>
      <text:p text:style-name="P2"><text:span text:style-name="T1">qual ens va informar sobre el nou model del portatil Xaroc E-moo23562 ens va impresionar i creim que per la nostra enmpresa es lo millor voldiram 25 per els nostres funcionaris, </text:span><text:span text:style-name="T2">adamés nosaltres hos podem proporcionar una serie de indumentaria:</text:span></text:p>
      <text:p text:style-name="P1"/>
      <text:p text:style-name="P1"/>
      <text:p text:style-name="P4">Tindriem disnys 3d sobre sudaders, aricles que os podem regalar per els portatils adames de la suma de diners us podriam donar els segü<text:span text:style-name="T3">em</text:span>ts <text:span text:style-name="T3">a</text:span>rticles:</text:p>
      <text:p text:style-name="P4"/>
      <text:p text:style-name="P4"/>
      <text:p text:style-name="P4">Sudadera XY23</text:p>
      <text:p text:style-name="P4">Camiseta B349</text:p>
      <text:p text:style-name="P4">Ollieres M25</text:p>
      <text:p text:style-name="P1"/>
      <text:p text:style-name="P1"/>
      <text:p text:style-name="P1"/>
      <text:p text:style-name="P1"/>
      <text:p text:style-name="P1"/>
      <text:p text:style-name="P1">Mentre esperam la recepció de la nostra comanda, us saludam ben atentament.</text:p>
      <text:p text:style-name="P1"/>
      <text:p text:style-name="P5">Marc Triay Orfila</text:p>
      <text:p text:style-name="P5"/>
      <text:p text:style-name="P1">Propietària de la <text:span text:style-name="T3">XmaH</text:span></text:p>
      <text:p text:style-name="P1"/>
      <text:p text:style-name="P1"><text:span text:style-name="T3">Mao</text:span>, <text:span text:style-name="T3">10</text:span> de <text:span text:style-name="T3">novembre</text:span> de 20<text:span text:style-name="T3">24</text:span></text:p>
      <text:p text:style-name="P1"/>
      <text:p text:style-name="P1">PD: <text:span text:style-name="T3">Gracies per el vostre sevici atentament Marc Tria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0:02:26.041411233</meta:creation-date>
    <dc:date>2023-11-10T10:47:58.736389156</dc:date>
    <meta:editing-duration>PT4M42S</meta:editing-duration>
    <meta:editing-cycles>1</meta:editing-cycles>
    <meta:document-statistic meta:table-count="0" meta:image-count="0" meta:object-count="0" meta:page-count="1" meta:paragraph-count="18" meta:word-count="147" meta:character-count="882" meta:non-whitespace-character-count="753"/>
    <meta:generator>LibreOffice/7.3.7.2$Linux_X86_64 LibreOffice_project/30$Build-2</meta:generator>
  </office:meta>
</office:document-meta>
</file>